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51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row-height="0.584cm"/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09cm" style:rel-column-width="10032*"/>
    </style:style>
    <style:style style:name="Tabella1.B" style:family="table-column">
      <style:table-column-properties style:column-width="6.084cm" style:rel-column-width="20983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0.803cm" style:rel-column-width="2768*"/>
    </style:style>
    <style:style style:name="Tabella1.E" style:family="table-column">
      <style:table-column-properties style:column-width="1.102cm" style:rel-column-width="3802*"/>
    </style:style>
    <style:style style:name="Tabella1.F" style:family="table-column">
      <style:table-column-properties style:column-width="1.609cm" style:rel-column-width="5548*"/>
    </style:style>
    <style:style style:name="Tabella1.G" style:family="table-column">
      <style:table-column-properties style:column-width="1.588cm" style:rel-column-width="5475*"/>
    </style:style>
    <style:style style:name="Tabella1.H" style:family="table-column">
      <style:table-column-properties style:column-width="1.984cm" style:rel-column-width="6844*"/>
    </style:style>
    <style:style style:name="Tabella1.I" style:family="table-column">
      <style:table-column-properties style:column-width="0.921cm" style:rel-column-width="3178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0.861cm" style:rel-column-width="2969*"/>
    </style:style>
    <style:style style:name="Tabella2.D" style:family="table-column">
      <style:table-column-properties style:column-width="1.842cm" style:rel-column-width="6351*"/>
    </style:style>
    <style:style style:name="Tabella2.E" style:family="table-column">
      <style:table-column-properties style:column-width="2.905cm" style:rel-column-width="10020*"/>
    </style:style>
    <style:style style:name="Tabella2.F" style:family="table-column">
      <style:table-column-properties style:column-width="4.747cm" style:rel-column-width="16371*"/>
    </style:style>
    <style:style style:name="Tabella2.G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49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E3" style:family="table-cell">
      <style:table-cell-properties fo:padding="0.097cm" fo:border-left="0.05pt solid #000000" fo:border-right="0.05pt solid #000000" fo:border-top="none" fo:border-bottom="none"/>
    </style:style>
    <style:style style:name="Tabella2.G3" style:family="table-cell">
      <style:table-cell-properties fo:padding="0.049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F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6" style:family="table-row">
      <style:table-row-properties style:row-height="0.716cm"/>
    </style:style>
    <style:style style:name="Tabella2.G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A7" style:family="table-cell">
      <style:table-cell-properties fo:padding="0.097cm" fo:border="none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3" style:family="table-row">
      <style:table-row-properties style:row-height="0.503cm"/>
    </style:style>
    <style:style style:name="Tabella6.A3" style:family="table-cell">
      <style:table-cell-properties fo:padding="0.097cm" fo:border-left="none" fo:border-right="none" fo:border-top="none" fo:border-bottom="0.05pt solid #000000"/>
    </style:style>
    <style:style style:name="Tabella6.B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none" fo:border-right="0.05pt solid #000000" fo:border-top="none" fo:border-bottom="none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16.889cm" style:rel-column-width="58252*"/>
    </style:style>
    <style:style style:name="Tabella7.B" style:family="table-column">
      <style:table-column-properties style:column-width="2.111cm" style:rel-column-width="7283*"/>
    </style:style>
    <style:style style:name="Tabella7.A1" style:family="table-cell">
      <style:table-cell-properties fo:padding="0.097cm" fo:border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none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203c9a2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text-properties style:font-name="Arial2"/>
    </style:style>
    <style:style style:name="P16" style:family="paragraph" style:parent-style-name="Table_20_Contents">
      <style:paragraph-properties fo:text-align="start" style:justify-single-word="false"/>
      <style:text-properties officeooo:paragraph-rsid="020a71be" style:font-name-asian="SimSun" style:font-size-asian="10pt" style:font-name-complex="Tahoma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2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957f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f4a5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fa5b17" officeooo:paragraph-rsid="01fa5b1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ed92de" officeooo:paragraph-rsid="01ed92d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fbb5f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203ee4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9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f0ab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ff4a5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20c153e" style:font-size-asian="8pt" style:font-size-complex="8pt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64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7" style:family="paragraph" style:parent-style-name="Text_20_body">
      <style:text-properties style:font-name="ARIAL" fo:font-size="6pt" style:font-size-asian="5.25pt" style:font-size-complex="6pt"/>
    </style:style>
    <style:style style:name="P7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Header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ff4a5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0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1ab8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1f32a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5" style:family="paragraph" style:parent-style-name="Standard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28ebc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2741d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28362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20fd51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9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218cef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0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2198ad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1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2198ad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2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2198ad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21c88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20ef29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style:font-name="Arial2" fo:font-size="9pt" fo:font-style="normal" style:text-underline-style="none" fo:font-weight="normal" officeooo:rsid="006dbc43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4" style:family="text">
      <style:text-properties officeooo:rsid="006fb9a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6dbc43" style:font-size-asian="9pt" style:font-size-complex="9pt"/>
    </style:style>
    <style:style style:name="T8" style:family="text">
      <style:text-properties fo:font-size="9pt" officeooo:rsid="006fb9aa" style:font-size-asian="9pt" style:font-size-complex="9pt"/>
    </style:style>
    <style:style style:name="T9" style:family="text">
      <style:text-properties fo:font-size="9pt" officeooo:rsid="007771e8" style:font-size-asian="9pt" style:font-size-complex="9pt"/>
    </style:style>
    <style:style style:name="T10" style:family="text">
      <style:text-properties fo:font-size="9pt" fo:font-weight="normal" style:font-size-asian="9pt" style:font-weight-asian="normal" style:font-size-complex="9pt" style:font-weight-complex="normal"/>
    </style:style>
    <style:style style:name="T11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color="#000000" style:text-underline-style="non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7771e8"/>
    </style:style>
    <style:style style:name="T17" style:family="text">
      <style:text-properties officeooo:rsid="014cbb96"/>
    </style:style>
    <style:style style:name="T18" style:family="text">
      <style:text-properties officeooo:rsid="0002ba08"/>
    </style:style>
    <style:style style:name="T19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T20" style:family="text">
      <style:text-properties fo:font-size="7pt" fo:font-weight="normal" officeooo:rsid="001a116f" style:font-size-asian="7pt" style:font-weight-asian="normal" style:font-size-complex="7pt" style:font-weight-complex="normal"/>
    </style:style>
    <style:style style:name="T21" style:family="text">
      <style:text-properties fo:font-size="11pt" officeooo:rsid="007771e8" style:font-size-asian="11pt" style:font-size-complex="11pt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41"><text:placeholder text:placeholder-type="text">&lt;get_language('CLIENTE', getLang())&gt;</text:placeholder></text:p>
          </table:table-cell>
          <table:table-cell table:style-name="Tabella3.B1" office:value-type="string">
            <text:p text:style-name="P4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4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48"/>
          </table:table-cell>
          <table:table-cell table:style-name="Tabella3.D1" table:number-rows-spanned="3" table:number-columns-spanned="2" office:value-type="string">
            <text:p text:style-name="P48"><text:placeholder text:placeholder-type="text">&lt;get_language('SPETT.LE', getLang())&gt;</text:placeholder></text:p>
            <text:p text:style-name="P17"><text:placeholder text:placeholder-type="text">&lt;o.partner_id.name&gt;</text:placeholder></text:p>
            <text:p text:style-name="P1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6"><text:placeholder text:placeholder-type="text">&lt;o.partner_id.sql_customer_code&gt;</text:placeholder> <text:placeholder text:placeholder-type="text">&lt;'&gt;&gt;' if o.uncovered_state in ('green', 'yellow') else '&lt;&lt;'&gt;</text:placeholder></text:p>
          </table:table-cell>
          <table:table-cell table:style-name="Tabella3.B2" office:value-type="string">
            <text:p text:style-name="P45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81">FATTURA <text:span text:style-name="T17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4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4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4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74"><text:placeholder text:placeholder-type="text">&lt;o.name&gt;</text:placeholder></text:p>
          </table:table-cell>
          <table:table-cell table:style-name="Tabella3.D1" office:value-type="string">
            <text:p text:style-name="P49"/>
          </table:table-cell>
          <table:table-cell table:style-name="Tabella3.D1" office:value-type="string">
            <text:p text:style-name="P49"><text:span text:style-name="T14"><text:placeholder text:placeholder-type="text">&lt;o.partner_id.zip&gt;</text:placeholder></text:span><text:span text:style-name="T14"> </text:span><text:span text:style-name="T14"><text:placeholder text:placeholder-type="text">&lt;o.partner_id.city&gt;</text:placeholder></text:span></text:p>
          </table:table-cell>
          <table:table-cell table:style-name="Tabella3.D1" office:value-type="string">
            <text:p text:style-name="P50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43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43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65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67"/>
          </table:table-cell>
          <table:table-cell table:style-name="Tabella3.D1" table:number-rows-spanned="2" table:number-columns-spanned="2" office:value-type="string">
            <text:p text:style-name="P67"><text:span text:style-name="T10"><text:placeholder text:placeholder-type="text">&lt;if test="o.destination_partner_id"&gt;</text:placeholder></text:span><text:span text:style-name="T18"><text:placeholder text:placeholder-type="text">&lt;get_language('DESTINATARIO', getLang())&gt;</text:placeholder></text:span><text:span text:style-name="T10"><text:placeholder text:placeholder-type="text">&lt;/if&gt;</text:placeholder></text:span></text:p>
            <text:p text:style-name="P18"><text:placeholder text:placeholder-type="text">&lt;o.destination_partner_id.name&gt;</text:placeholder></text:p>
            <text:p text:style-name="P1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38"><text:placeholder text:placeholder-type="text">&lt;o.client_order_ref&gt;</text:placeholder></text:p>
          </table:table-cell>
          <table:table-cell table:style-name="Tabella3.B6" office:value-type="string">
            <text:p text:style-name="P39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14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7"><text:span text:style-name="T18"><text:placeholder text:placeholder-type="text">&lt;get_language('AGENTE', getLang())&gt;</text:placeholder></text:span>: <text:span text:style-name="T19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33"/>
          </table:table-cell>
          <table:table-cell table:style-name="Tabella3.D1" office:value-type="string">
            <text:p text:style-name="P33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33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1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2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3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66">U.M.</text:p>
            </table:table-cell>
            <table:table-cell table:style-name="Tabella1.A1" office:value-type="string">
              <text:p text:style-name="P28"><text:placeholder text:placeholder-type="text">&lt;get_language('Q.TA\'', getLang()) if proforma_mode() == 'order' else get_language('RES.', getLang())&gt;</text:placeholder></text:p>
            </table:table-cell>
            <table:table-cell table:style-name="Tabella1.A1" office:value-type="string">
              <text:p text:style-name="P22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2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2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2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78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68"/>
          </table:table-cell>
          <table:table-cell table:style-name="Tabella1.B3" table:number-columns-spanned="2" office:value-type="string">
            <text:p text:style-name="P88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7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94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84"><text:placeholder text:placeholder-type="text">&lt;l.product_id.default_code or ''&gt;</text:placeholder></text:p>
          </table:table-cell>
          <table:table-cell table:style-name="Tabella1.B6" office:value-type="string">
            <text:p text:style-name="P58"><text:span text:style-name="T2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61"><text:placeholder text:placeholder-type="text">&lt;get_partic_description(o.partner_id.id, l.product_id.id) if o.partner_id.use_partic else ''&gt;</text:placeholder></text:p>
            <text:p text:style-name="P62"/>
          </table:table-cell>
          <table:table-cell table:style-name="Tabella1.D7" table:number-rows-spanned="2" office:value-type="string">
            <text:p text:style-name="P53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80"><text:span text:style-name="T6"><text:placeholder text:placeholder-type="text">&lt;formatLang(l.product_uom_qty, digits=0) if proforma_mode() == 'order' else formatLang(l.product_uom_qty - l.delivered_qty, digits=0)&gt;</text:placeholder></text:span><text:soft-page-break/> </text:p>
          </table:table-cell>
          <table:table-cell table:style-name="Tabella1.F7" table:number-rows-spanned="2" office:value-type="string">
            <text:p text:style-name="P52"><text:span text:style-name="T16"><text:placeholder text:placeholder-type="text">&lt;o.pricelist_id.currency_id.symbol or ''&gt;</text:placeholder></text:span> <text:placeholder text:placeholder-type="text">&lt;formatLang(l.price_unit, digits=get_digits(dp='Account'))&gt;</text:placeholder><text:soft-page-break/></text:p>
          </table:table-cell>
          <table:table-cell table:style-name="Tabella1.G7" table:number-rows-spanned="2" office:value-type="string">
            <text:p text:style-name="P54"><text:placeholder text:placeholder-type="text">&lt;l.multi_discount_rates if l.multi_discount_rates else ''&gt;</text:placeholder></text:p>
          </table:table-cell>
          <table:table-cell table:style-name="Tabella1.H7" table:number-rows-spanned="2" office:value-type="string">
            <text:p text:style-name="P52"><text:span text:style-name="T16"><text:placeholder text:placeholder-type="text">&lt;o.pricelist_id.currency_id.symbol or ''&gt;</text:placeholder></text:span> <text:placeholder text:placeholder-type="text">&lt;formatLang(l.price_subtotal, digits=get_digits(dp='Account')) if proforma_mode == 'order' else  formatLang((l.product_uom_qty - l.delivered_qty) * l.price_unit * (100.0 - l.discount) / 100.0, digits=get_digits(dp='Account'))&gt;</text:placeholder><text:soft-page-break/></text:p>
          </table:table-cell>
          <table:table-cell table:style-name="Tabella1.I7" table:number-rows-spanned="2" office:value-type="string">
            <text:p text:style-name="P54"><text:placeholder text:placeholder-type="text">&lt;l.tax_id.report_description or l.tax_id.description&gt;</text:placeholder><text:soft-page-break/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60"><text:placeholder text:placeholder-type="text">&lt;('%s' % l.product_id.colour) if l.product_id.colour else ''&gt;</text:placeholder><text:span text:style-name="T2"><text:placeholder text:placeholder-type="text">&lt;('\n%s' % l.text_note_post) if l.text_note_post else ''&gt;</text:placeholder></text:span><text:span text:style-name="T3"><text:placeholder text:placeholder-type="text">&lt;"\n%s" % l.product_id.fsc_certified_id.text if l.product_id.fsc_certified_id and company.fsc_certified and company.fsc_from_date&lt;= o.date_order else ''&gt;</text:placeholder></text:span><text:span text:style-name="T3"><text:placeholder text:placeholder-type="text">&lt;"\n%s" % l.product_id.pefc_certified_id.text if l.product_id.pefc_certified_id and company.pefc_certified and company.pefc_from_date&lt;= o.date_order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7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25"><text:placeholder text:placeholder-type="text">&lt;get_language('ALIQ', getLang())&gt;</text:placeholder></text:p>
          </table:table-cell>
          <table:table-cell table:style-name="Tabella2.A1" office:value-type="string">
            <text:p text:style-name="P47"><text:placeholder text:placeholder-type="text">&lt;get_language('IMPONIBILE', getLang())&gt;</text:placeholder></text:p>
          </table:table-cell>
          <table:table-cell table:style-name="Tabella2.A1" table:number-columns-spanned="2" office:value-type="string">
            <text:p text:style-name="P47"><text:placeholder text:placeholder-type="text">&lt;get_language('IMPOSTA', getLang())&gt;</text:placeholder></text:p>
          </table:table-cell>
          <table:covered-table-cell/>
          <table:table-cell table:style-name="Tabella2.E1" table:number-columns-spanned="2" office:value-type="string">
            <text:p text:style-name="P83"><text:placeholder text:placeholder-type="text">&lt;get_language('SPESE BANCA', getLang())&gt;</text:placeholder></text:p>
          </table:table-cell>
          <table:covered-table-cell/>
          <table:table-cell table:style-name="Tabella2.G1" office:value-type="string">
            <text:p text:style-name="P47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90"><text:placeholder text:placeholder-type="text">&lt;if test="proforma_mode() == 'order'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1" table:number-columns-spanned="3" office:value-type="string">
                  <text:p text:style-name="P90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3">
                <table:table-cell table:style-name="Tabella6.A3" office:value-type="string">
                  <text:p text:style-name="P55"><text:placeholder text:placeholder-type="text">&lt;tax.report_description or tax.description&gt;</text:placeholder></text:p>
                </table:table-cell>
                <table:table-cell table:style-name="Tabella6.B3" office:value-type="string">
                  <text:p text:style-name="P56"><text:span text:style-name="T16"><text:placeholder text:placeholder-type="text">&lt;o.pricelist_id.currency_id.symbol or ''&gt;</text:placeholder></text:span><text:span text:style-name="T9"> </text:span><text:placeholder text:placeholder-type="text">&lt;formatLang(total[0], digits=get_digits(dp='Account')) or '0,00'&gt;</text:placeholder></text:p>
                </table:table-cell>
                <table:table-cell table:style-name="Tabella6.B3" office:value-type="string">
                  <text:p text:style-name="P56"><text:span text:style-name="T16"><text:placeholder text:placeholder-type="text">&lt;o.pricelist_id.currency_id.symbol or ''&gt;</text:placeholder></text:span><text:span text:style-name="T9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4" table:number-columns-spanned="3" office:value-type="string">
                  <text:p text:style-name="P89"><text:placeholder text:placeholder-type="text">&lt;/for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4" table:number-columns-spanned="3" office:value-type="string">
                  <text:p text:style-name="P90"><text:placeholder text:placeholder-type="text">&lt;/if&gt;</text:placeholder></text:p>
                </table:table-cell>
                <table:covered-table-cell/>
                <table:covered-table-cell/>
              </table:table-row>
            </table:table>
            <text:p text:style-name="P76"/>
          </table:table-cell>
          <table:covered-table-cell/>
          <table:covered-table-cell/>
          <table:covered-table-cell/>
          <table:table-cell table:style-name="Tabella2.A2" table:number-columns-spanned="2" office:value-type="string">
            <text:p text:style-name="P70"/>
          </table:table-cell>
          <table:covered-table-cell/>
          <table:table-cell table:style-name="Tabella2.G2" office:value-type="string">
            <text:p text:style-name="P87"><text:s/><text:placeholder text:placeholder-type="text">&lt;o.pricelist_id.currency_id.symbol or ''&gt;</text:placeholder><text:span text:style-name="T12"><text:placeholder text:placeholder-type="text">&lt;(formatLang(o.amount_untaxed, digits=get_digits(dp='Account')) or '0,00') if proforma_mode() == 'order' else formatLang(get_imponibile_mode(o), digits=get_digits(dp='Account'))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covered-table-cell/>
          <table:table-cell table:style-name="Tabella2.E3" table:number-columns-spanned="2" office:value-type="string">
            <text:p text:style-name="P82"><text:placeholder text:placeholder-type="text">&lt;get_language('FIRMA', getLang())&gt;</text:placeholder></text:p>
          </table:table-cell>
          <table:covered-table-cell/>
          <table:table-cell table:style-name="Tabella2.G3" office:value-type="string">
            <text:p text:style-name="P47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4" table:number-columns-spanned="2" office:value-type="string">
            <text:p text:style-name="P15"/>
          </table:table-cell>
          <table:covered-table-cell/>
          <table:table-cell table:style-name="Tabella2.G2" office:value-type="string">
            <text:p text:style-name="P86"><text:s/><text:placeholder text:placeholder-type="text">&lt;o.pricelist_id.currency_id.symbol or ''&gt;</text:placeholder><text:span text:style-name="T12"><text:placeholder text:placeholder-type="text">&lt;(formatLang(o.amount_tax, digits=get_digits(dp='Account')) or '0,00') if proforma_mode() == 'order' else ''&gt;</text:placeholder></text:span></text:p>
          </table:table-cell>
        </table:table-row>
        <table:table-row table:style-name="Tabella2.5">
          <table:table-cell table:style-name="Tabella2.E1" table:number-columns-spanned="3" office:value-type="string">
            <text:p text:style-name="P29">VOLUME</text:p>
          </table:table-cell>
          <table:covered-table-cell/>
          <table:covered-table-cell/>
          <table:table-cell table:style-name="Tabella2.E1" table:number-columns-spanned="2" office:value-type="string">
            <text:p text:style-name="P26"><text:placeholder text:placeholder-type="text">&lt;get_language('LUNGHEZZA (LMT)', getLang())&gt;</text:placeholder></text:p>
          </table:table-cell>
          <table:covered-table-cell/>
          <table:table-cell table:style-name="Tabella2.F5" office:value-type="string">
            <text:p text:style-name="P26"><text:placeholder text:placeholder-type="text">&lt;get_language('PESO', getLang())&gt;</text:placeholder></text:p>
          </table:table-cell>
          <table:table-cell table:style-name="Tabella2.G1" office:value-type="string">
            <text:p text:style-name="P32"><text:placeholder text:placeholder-type="text">&lt;get_language('TOTALE FATTURA', getLang())&gt;</text:placeholder></text:p>
          </table:table-cell>
        </table:table-row>
        <text:soft-page-break/>
        <table:table-row table:style-name="Tabella2.6">
          <table:table-cell table:style-name="Tabella2.A2" table:number-columns-spanned="3" office:value-type="string">
            <text:p text:style-name="P34"/>
          </table:table-cell>
          <table:covered-table-cell/>
          <table:covered-table-cell/>
          <table:table-cell table:style-name="Tabella2.A2" table:number-columns-spanned="2" office:value-type="string">
            <text:p text:style-name="P34"/>
          </table:table-cell>
          <table:covered-table-cell/>
          <table:table-cell table:style-name="Tabella2.E4" office:value-type="string">
            <text:p text:style-name="P34"/>
          </table:table-cell>
          <table:table-cell table:style-name="Tabella2.G6" office:value-type="string">
            <text:p text:style-name="P85"><text:span text:style-name="T15"><text:s/></text:span><text:placeholder text:placeholder-type="text">&lt;o.pricelist_id.currency_id.symbol or ''&gt;</text:placeholder><text:placeholder text:placeholder-type="text">&lt;(formatLang(o.amount_total, digits=get_digits(dp='Account')) or '0,00') if proforma_mode() == 'order' else ''&gt;</text:placeholder></text:p>
          </table:table-cell>
        </table:table-row>
        <table:table-row table:style-name="Tabella2.7">
          <table:table-cell table:style-name="Tabella2.A7" table:number-columns-spanned="7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F5" table:number-columns-spanned="7" office:value-type="string">
            <text:p text:style-name="P93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E3" table:number-columns-spanned="7" office:value-type="string">
            <text:p text:style-name="P19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3" table:number-columns-spanned="7" office:value-type="string">
            <text:p text:style-name="P20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E3" table:number-columns-spanned="7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4" table:number-columns-spanned="7" office:value-type="string">
            <text:p text:style-name="P37"><text:placeholder text:placeholder-type="text">&lt;return_note(o.partner_id.property_account_position.text_comment_invoice)&gt;</text:placeholder><text:placeholder text:placeholder-type="text">&lt;'\n%s' % company.xfc_document_note if company.pefc_certified or company.fsc_certifie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5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7"><text:placeholder text:placeholder-type="text">&lt;get_language('I NOSTRI PRODOTTI SONO STUDIATI E PREVISTI PER USO DOMESTICO. EVENTUALI VENDITE EFFETTUATE AD UTENTI PROFESSIONISTI (ES. BAR, RISTORANTI, DISCOTECHE, PISCINE, ECC.) COMPORTANO LA DECADENZA DI QUALSIASI GARANZIA SUL PRODOTTO.', getLang())&gt;</text:placeholder></text:p>
            <text:p text:style-name="P79"><text:placeholder text:placeholder-type="text">&lt;company.footer_note if company.footer_note else ''&gt;</text:placeholder></text:p>
          </table:table-cell>
          <table:table-cell table:style-name="Tabella7.A1" office:value-type="string">
            <text:p text:style-name="P57"/>
          </table:table-cell>
        </table:table-row>
      </table:table>
      <text:p text:style-name="P75"/>
      <text:p text:style-name="P31"><text:placeholder text:placeholder-type="text">&lt;if test="o.partner_id.show_codebar"&gt;</text:placeholder></text:p>
      <text:p text:style-name="P40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30">BARCODE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24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24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36">EAN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35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51"><text:placeholder text:placeholder-type="text">&lt;l.product_id.default_code or ''&gt;</text:placeholder></text:p>
          </table:table-cell>
          <table:table-cell table:style-name="Tabella5.B4" office:value-type="string">
            <text:p text:style-name="P59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63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59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6" table:number-columns-spanned="3" office:value-type="string">
            <text:p text:style-name="P73"><text:text-input text:description="&lt;/for&gt;">ends for loop line</text:text-input></text:p>
          </table:table-cell>
          <table:covered-table-cell/>
          <table:covered-table-cell/>
        </table:table-row>
      </table:table>
      <text:p text:style-name="P71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081cm"/>
    </style:style>
    <style:style style:name="Tabella4.C" style:family="table-column">
      <style:table-column-properties style:column-width="3.919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3.798cm" style:rel-column-width="13098*"/>
    </style:style>
    <style:style style:name="Tabella8.B" style:family="table-column">
      <style:table-column-properties style:column-width="15.203cm" style:rel-column-width="52437*"/>
    </style:style>
    <style:style style:name="Tabella8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203c9a2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0a71be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9pt" fo:font-style="normal" style:text-underline-style="none" fo:font-weight="normal" officeooo:rsid="006dbc43" style:font-size-asian="9pt" style:font-style-asian="normal" style:font-weight-asian="normal" style:font-size-complex="9pt" style:font-style-complex="normal" style:font-weight-complex="normal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8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4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886cm" style:rel-width="82%" svg:height="2.889cm" style:rel-height="scale-min" draw:z-index="3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8" table:style-name="Tabella8">
          <table:table-column table:style-name="Tabella8.A"/>
          <table:table-column table:style-name="Tabella8.B"/>
          <table:table-row>
            <table:table-cell table:style-name="Tabella8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7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8cm" style:rel-width="40%" svg:height="1.461cm" style:rel-height="scale-min" draw:z-index="11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8.A1" office:value-type="string">
              <text:p text:style-name="MP9"><text:span text:style-name="MT2">Pag. </text:span><text:span text:style-name="MT2"><text:page-number text:select-page="current">4</text:page-number></text:span><text:span text:style-name="MT2"> di </text:span><text:span text:style-name="MT2"><text:page-count>4</text:page-count></text:span></text:p>
              <text:p text:style-name="MP10"/>
              <text:p text:style-name="MP10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0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7-13T12:29:23.169020107</dc:date>
    <meta:editing-duration>P7DT1H25M50S</meta:editing-duration>
    <meta:editing-cycles>1076</meta:editing-cycles>
    <meta:generator>LibreOffice/4.3.3.2$Linux_X86_64 LibreOffice_project/430m0$Build-2</meta:generator>
    <dc:creator>thebrush </dc:creator>
    <meta:document-statistic meta:table-count="8" meta:image-count="0" meta:object-count="0" meta:page-count="4" meta:paragraph-count="99" meta:word-count="442" meta:character-count="5556" meta:non-whitespace-character-count="5204"/>
    <meta:user-defined meta:name="Info 1"/>
    <meta:user-defined meta:name="Info 2"/>
    <meta:user-defined meta:name="Info 3"/>
    <meta:user-defined meta:name="Info 4"/>
  </office:meta>
</office:document-meta>
</file>